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MapCache.SimpleMap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pCache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pCache.SimpleMapCache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pCache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pCach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MapCache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SimpleMapCache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pCache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SimpleMapCache.getSynchronized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SimpleMapCache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pCache.getSynchronized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SimpleMapCache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SimpleMapCach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SimpleMapCache.SynchronizedSimpleMapCache( SimpleMap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nchronizedSimpleMapCache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